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f1e2" officeooo:paragraph-rsid="000af1e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officeooo:rsid="000eefab" officeooo:paragraph-rsid="000eef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officeooo:rsid="000af1e2" officeooo:paragraph-rsid="000af1e2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cd253" officeooo:paragraph-rsid="000cd253" style:font-weight-asian="normal" style:font-weight-complex="normal"/>
    </style:style>
    <style:style style:name="T1" style:family="text">
      <style:text-properties officeooo:rsid="000e26af"/>
    </style:style>
    <style:style style:name="T2" style:family="text">
      <style:text-properties fo:font-style="italic" style:text-underline-style="solid" style:text-underline-width="auto" style:text-underline-color="font-color" fo:font-weight="bold" officeooo:rsid="000e26af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eefab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ando com Formulários</text:p>
      <text:p text:style-name="P3"/>
      <text:p text:style-name="P3"/>
      <text:p text:style-name="P4"><text:span text:style-name="T3">Formulário:</text:span> é um trecho do html que vai existir campos onde o usuário vai inserir informações., podendo ser um campo texto, um campo numero, um campo de múltipla seleção entre outros. <text:span text:style-name="T1">O formulário anda ao lado do servido, pois o mesmo coleta os dados fornecidos pelos usuário que ao clicar no botão enviar automaticamente os enviam através da internet diretamente para o servidor através da comunicação </text:span><text:span text:style-name="T2">Client X Server</text:span><text:span text:style-name="T1"> </text:span><text:span text:style-name="T4">que pode guardar ou não essas informações em um banco de dados.</text:span></text:p>
      <text:p text:style-name="P4"/>
      <text:p text:style-name="P2">Banco de dados:<text:span text:style-name="T5"> É uma aplicação que fica em um mesmo servidor ou em outro que tem a responsabilidade de armazena as informações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2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00:26:46.605262081</meta:creation-date>
    <dc:date>2022-12-07T00:43:06.610748299</dc:date>
    <meta:editing-duration>PT16M24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1" meta:paragraph-count="3" meta:word-count="107" meta:character-count="636" meta:non-whitespace-character-count="532"/>
  </office:meta>
</office:document-meta>
</file>